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n</mi>
      <mo stretchy="false">λ</mo>
      <mrow>
        <mi/>
        <mo stretchy="false">=</mo>
        <mi/>
      </mrow>
      <mi>d</mi>
      <mi>sin</mi>
      <msub>
        <mo stretchy="false">α</mo>
        <mi>n</mi>
      </msub>
      <mi/>
      <mtext>;</mtext>
      <mi/>
      <mrow>
        <mi>n</mi>
        <mo stretchy="false">=</mo>
        <mn>1,2</mn>
      </mrow>
      <mn>,3</mn>
      <mi>,</mi>
      <mo stretchy="false">…</mo>
      <mi/>
      <mn>.</mn>
    </mrow>
    <annotation encoding="StarMath 5.0">n %ilambda `= ` d sin %ialpha_n ` ";" ~ ~ n = 1,2,3,dotslow `.</annotation>
  </semantics>
</math>
</file>